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0:59:34.239000000</dc:date>
    <meta:editing-duration>PT22H17M28S</meta:editing-duration>
    <meta:editing-cycles>343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Sub base___loop___for_next

	Dim result_string as String
	
	
	Dim i as Integer
	Dim j as Integer : j = 10
	
	
	'
	' For i = 0 to j 는 j &lt;= 10 과 같다.
	'
	For i = 0 to j
		result_string = result_string &amp; i &amp; " "
	Next i
	
	MsgBox( result_string )

End Sub



Sub base___loop___for_next_step

	Dim result_string as String
	
	
	Dim i as Integer
	Dim j as Integer : j = 10
	
	
	'
	' For i = 0 to j 는 j &lt;= 10 과 같다.
	'
	For i = 0 To j step 2
		result_string = result_string &amp; i &amp; " "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